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Noto Sans" svg:font-family="'Noto Sans'" style:font-family-generic="system" style:font-pitch="variable"/>
  </office:font-face-decls>
  <office:automatic-styles>
    <style:style style:name="Table1" style:family="table" style:master-page-name="">
      <style:table-properties style:width="17.51cm" fo:margin-left="0cm" style:page-number="auto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1.A27" style:family="table-cell">
      <style:table-cell-properties style:vertical-align="middle" fo:padding="0.097cm" fo:border="none"/>
    </style:style>
    <style:style style:name="Table1.F27" style:family="table-cell">
      <style:table-cell-properties style:vertical-align="middle" fo:padding="0.097cm" fo:border="none"/>
    </style:style>
    <style:style style:name="Table1.A28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1cm" style:rel-column-width="970*"/>
    </style:style>
    <style:style style:name="Table74.B" style:family="table-column">
      <style:table-column-properties style:column-width="1.713cm" style:rel-column-width="971*"/>
    </style:style>
    <style:style style:name="Table74.C" style:family="table-column">
      <style:table-column-properties style:column-width="5.135cm" style:rel-column-width="2911*"/>
    </style:style>
    <style:style style:name="Table74.D" style:family="table-column">
      <style:table-column-properties style:column-width="1.231cm" style:rel-column-width="698*"/>
    </style:style>
    <style:style style:name="Table74.E" style:family="table-column">
      <style:table-column-properties style:column-width="1.9cm" style:rel-column-width="1077*"/>
    </style:style>
    <style:style style:name="Table74.F" style:family="table-column">
      <style:table-column-properties style:column-width="5.433cm" style:rel-column-width="3080*"/>
    </style:style>
    <style:style style:name="Table74.1" style:family="table-row">
      <style:table-row-properties style:min-row-height="0.504cm"/>
    </style:style>
    <style:style style:name="Table74.A1" style:family="table-cell">
      <style:table-cell-properties style:vertical-align="middle" fo:padding="0.097cm" fo:border="none"/>
    </style:style>
    <style:style style:name="Table74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74.E1" style:family="table-cell">
      <style:table-cell-properties style:vertical-align="middle" fo:background-color="#e0efd4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457cm" style:rel-column-width="16383*"/>
    </style:style>
    <style:style style:name="Table19.D" style:family="table-column">
      <style:table-column-properties style:column-width="0.457cm" style:rel-column-width="16386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/>
    </style:style>
    <style:style style:name="Table16.A" style:family="table-column">
      <style:table-column-properties style:column-width="0.457cm" style:rel-column-width="16383*"/>
    </style:style>
    <style:style style:name="Table16.D" style:family="table-column">
      <style:table-column-properties style:column-width="0.457cm" style:rel-column-width="16386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E" style:family="table-column">
      <style:table-column-properties style:column-width="0.365cm" style:rel-column-width="13109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/>
    </style:style>
    <style:style style:name="Table20.A" style:family="table-column">
      <style:table-column-properties style:column-width="0.455cm" style:rel-column-width="16383*"/>
    </style:style>
    <style:style style:name="Table20.D" style:family="table-column">
      <style:table-column-properties style:column-width="0.457cm" style:rel-column-width="16386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E" style:family="table-column">
      <style:table-column-properties style:column-width="0.365cm" style:rel-column-width="13110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/>
    </style:style>
    <style:style style:name="Table22.A" style:family="table-column">
      <style:table-column-properties style:column-width="0.457cm" style:rel-column-width="16383*"/>
    </style:style>
    <style:style style:name="Table22.D" style:family="table-column">
      <style:table-column-properties style:column-width="0.457cm" style:rel-column-width="16386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9cm" table:align="margins"/>
    </style:style>
    <style:style style:name="Table23.A" style:family="table-column">
      <style:table-column-properties style:column-width="0.457cm" style:rel-column-width="16383*"/>
    </style:style>
    <style:style style:name="Table23.D" style:family="table-column">
      <style:table-column-properties style:column-width="0.457cm" style:rel-column-width="16386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3" style:family="table">
      <style:table-properties style:width="1.826cm" table:align="margins"/>
    </style:style>
    <style:style style:name="Table3.A" style:family="table-column">
      <style:table-column-properties style:column-width="0.457cm" style:rel-column-width="16383*"/>
    </style:style>
    <style:style style:name="Table3.D" style:family="table-column">
      <style:table-column-properties style:column-width="0.457cm" style:rel-column-width="16386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457cm" style:rel-column-width="16383*"/>
    </style:style>
    <style:style style:name="Table4.D" style:family="table-column">
      <style:table-column-properties style:column-width="0.457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E" style:family="table-column">
      <style:table-column-properties style:column-width="0.365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/>
    </style:style>
    <style:style style:name="Table6.A" style:family="table-column">
      <style:table-column-properties style:column-width="0.455cm" style:rel-column-width="16383*"/>
    </style:style>
    <style:style style:name="Table6.D" style:family="table-column">
      <style:table-column-properties style:column-width="0.457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0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57cm" style:rel-column-width="16383*"/>
    </style:style>
    <style:style style:name="Table8.D" style:family="table-column">
      <style:table-column-properties style:column-width="0.457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9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.826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/>
    </style:style>
    <style:style style:name="Table11.A" style:family="table-column">
      <style:table-column-properties style:column-width="0.457cm" style:rel-column-width="16383*"/>
    </style:style>
    <style:style style:name="Table11.D" style:family="table-column">
      <style:table-column-properties style:column-width="0.457cm" style:rel-column-width="16386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E" style:family="table-column">
      <style:table-column-properties style:column-width="0.365cm" style:rel-column-width="13109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/>
    </style:style>
    <style:style style:name="Table13.A" style:family="table-column">
      <style:table-column-properties style:column-width="0.455cm" style:rel-column-width="16383*"/>
    </style:style>
    <style:style style:name="Table13.D" style:family="table-column">
      <style:table-column-properties style:column-width="0.457cm" style:rel-column-width="16386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E" style:family="table-column">
      <style:table-column-properties style:column-width="0.365cm" style:rel-column-width="13109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D" style:family="table-column">
      <style:table-column-properties style:column-width="0.457cm" style:rel-column-width="16386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9cm" table:align="margins"/>
    </style:style>
    <style:style style:name="Table18.A" style:family="table-column">
      <style:table-column-properties style:column-width="0.457cm" style:rel-column-width="16383*"/>
    </style:style>
    <style:style style:name="Table18.D" style:family="table-column">
      <style:table-column-properties style:column-width="0.457cm" style:rel-column-width="16386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/>
    </style:style>
    <style:style style:name="Table24.A" style:family="table-column">
      <style:table-column-properties style:column-width="0.457cm" style:rel-column-width="16383*"/>
    </style:style>
    <style:style style:name="Table24.D" style:family="table-column">
      <style:table-column-properties style:column-width="0.457cm" style:rel-column-width="16386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/>
    </style:style>
    <style:style style:name="Table25.A" style:family="table-column">
      <style:table-column-properties style:column-width="0.457cm" style:rel-column-width="16383*"/>
    </style:style>
    <style:style style:name="Table25.D" style:family="table-column">
      <style:table-column-properties style:column-width="0.457cm" style:rel-column-width="16386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E" style:family="table-column">
      <style:table-column-properties style:column-width="0.365cm" style:rel-column-width="13109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/>
    </style:style>
    <style:style style:name="Table27.A" style:family="table-column">
      <style:table-column-properties style:column-width="0.455cm" style:rel-column-width="16383*"/>
    </style:style>
    <style:style style:name="Table27.D" style:family="table-column">
      <style:table-column-properties style:column-width="0.457cm" style:rel-column-width="16386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E" style:family="table-column">
      <style:table-column-properties style:column-width="0.365cm" style:rel-column-width="13109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/>
    </style:style>
    <style:style style:name="Table29.A" style:family="table-column">
      <style:table-column-properties style:column-width="0.457cm" style:rel-column-width="16383*"/>
    </style:style>
    <style:style style:name="Table29.D" style:family="table-column">
      <style:table-column-properties style:column-width="0.457cm" style:rel-column-width="16386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9cm" table:align="margins"/>
    </style:style>
    <style:style style:name="Table30.A" style:family="table-column">
      <style:table-column-properties style:column-width="0.457cm" style:rel-column-width="16383*"/>
    </style:style>
    <style:style style:name="Table30.D" style:family="table-column">
      <style:table-column-properties style:column-width="0.457cm" style:rel-column-width="16386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D" style:family="table-column">
      <style:table-column-properties style:column-width="0.432cm" style:rel-column-width="16386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/>
    </style:style>
    <style:style style:name="Table32.A" style:family="table-column">
      <style:table-column-properties style:column-width="0.432cm" style:rel-column-width="16383*"/>
    </style:style>
    <style:style style:name="Table32.D" style:family="table-column">
      <style:table-column-properties style:column-width="0.432cm" style:rel-column-width="16386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E" style:family="table-column">
      <style:table-column-properties style:column-width="0.346cm" style:rel-column-width="13109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/>
    </style:style>
    <style:style style:name="Table34.A" style:family="table-column">
      <style:table-column-properties style:column-width="0.432cm" style:rel-column-width="16383*"/>
    </style:style>
    <style:style style:name="Table34.D" style:family="table-column">
      <style:table-column-properties style:column-width="0.432cm" style:rel-column-width="16386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E" style:family="table-column">
      <style:table-column-properties style:column-width="0.346cm" style:rel-column-width="13109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D" style:family="table-column">
      <style:table-column-properties style:column-width="0.432cm" style:rel-column-width="16386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4cm" table:align="margins"/>
    </style:style>
    <style:style style:name="Table37.A" style:family="table-column">
      <style:table-column-properties style:column-width="0.434cm" style:rel-column-width="16383*"/>
    </style:style>
    <style:style style:name="Table37.D" style:family="table-column">
      <style:table-column-properties style:column-width="0.434cm" style:rel-column-width="16386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.73cm" table:align="margins"/>
    </style:style>
    <style:style style:name="Table38.A" style:family="table-column">
      <style:table-column-properties style:column-width="0.432cm" style:rel-column-width="16383*"/>
    </style:style>
    <style:style style:name="Table38.D" style:family="table-column">
      <style:table-column-properties style:column-width="0.432cm" style:rel-column-width="16386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/>
    </style:style>
    <style:style style:name="Table39.A" style:family="table-column">
      <style:table-column-properties style:column-width="0.432cm" style:rel-column-width="16383*"/>
    </style:style>
    <style:style style:name="Table39.D" style:family="table-column">
      <style:table-column-properties style:column-width="0.432cm" style:rel-column-width="16386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E" style:family="table-column">
      <style:table-column-properties style:column-width="0.346cm" style:rel-column-width="13109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1" style:family="table">
      <style:table-properties style:width="1.729cm" table:align="margins"/>
    </style:style>
    <style:style style:name="Table41.A" style:family="table-column">
      <style:table-column-properties style:column-width="0.432cm" style:rel-column-width="16383*"/>
    </style:style>
    <style:style style:name="Table41.D" style:family="table-column">
      <style:table-column-properties style:column-width="0.432cm" style:rel-column-width="16386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E" style:family="table-column">
      <style:table-column-properties style:column-width="0.346cm" style:rel-column-width="13109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D" style:family="table-column">
      <style:table-column-properties style:column-width="0.432cm" style:rel-column-width="16386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4cm" table:align="margins"/>
    </style:style>
    <style:style style:name="Table44.A" style:family="table-column">
      <style:table-column-properties style:column-width="0.434cm" style:rel-column-width="16383*"/>
    </style:style>
    <style:style style:name="Table44.D" style:family="table-column">
      <style:table-column-properties style:column-width="0.434cm" style:rel-column-width="16386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/>
    </style:style>
    <style:style style:name="Table45.A" style:family="table-column">
      <style:table-column-properties style:column-width="0.432cm" style:rel-column-width="16383*"/>
    </style:style>
    <style:style style:name="Table45.D" style:family="table-column">
      <style:table-column-properties style:column-width="0.432cm" style:rel-column-width="16386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/>
    </style:style>
    <style:style style:name="Table46.A" style:family="table-column">
      <style:table-column-properties style:column-width="0.432cm" style:rel-column-width="16383*"/>
    </style:style>
    <style:style style:name="Table46.D" style:family="table-column">
      <style:table-column-properties style:column-width="0.432cm" style:rel-column-width="16386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.73cm" table:align="margins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E" style:family="table-column">
      <style:table-column-properties style:column-width="0.346cm" style:rel-column-width="13109*"/>
    </style:style>
    <style:style style:name="Table47.A1" style:family="table-cell">
      <style:table-cell-properties fo:padding="0.097cm" fo:border="none"/>
    </style:style>
    <style:style style:name="Table47.C1" style:family="table-cell">
      <style:table-cell-properties fo:background-color="#e0efd4" fo:padding="0.097cm" fo:border="none">
        <style:background-image/>
      </style:table-cell-properties>
    </style:style>
    <style:style style:name="Table48" style:family="table">
      <style:table-properties style:width="1.729cm" table:align="margins"/>
    </style:style>
    <style:style style:name="Table48.A" style:family="table-column">
      <style:table-column-properties style:column-width="0.432cm" style:rel-column-width="16383*"/>
    </style:style>
    <style:style style:name="Table48.D" style:family="table-column">
      <style:table-column-properties style:column-width="0.432cm" style:rel-column-width="16386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.73cm" table:align="margins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E" style:family="table-column">
      <style:table-column-properties style:column-width="0.346cm" style:rel-column-width="13109*"/>
    </style:style>
    <style:style style:name="Table49.A1" style:family="table-cell">
      <style:table-cell-properties fo:background-color="#e0efd4" fo:padding="0.097cm" fo:border="none">
        <style:background-image/>
      </style:table-cell-properties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49.D1" style:family="table-cell">
      <style:table-cell-properties fo:padding="0.097cm" fo:border="none"/>
    </style:style>
    <style:style style:name="Table49.E1" style:family="table-cell">
      <style:table-cell-properties fo:padding="0.097cm" fo:border="none"/>
    </style:style>
    <style:style style:name="Table50" style:family="table">
      <style:table-properties style:width="1.73cm" table:align="margins"/>
    </style:style>
    <style:style style:name="Table50.A" style:family="table-column">
      <style:table-column-properties style:column-width="0.432cm" style:rel-column-width="16383*"/>
    </style:style>
    <style:style style:name="Table50.D" style:family="table-column">
      <style:table-column-properties style:column-width="0.432cm" style:rel-column-width="16386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4cm" table:align="margins"/>
    </style:style>
    <style:style style:name="Table51.A" style:family="table-column">
      <style:table-column-properties style:column-width="0.434cm" style:rel-column-width="16383*"/>
    </style:style>
    <style:style style:name="Table51.D" style:family="table-column">
      <style:table-column-properties style:column-width="0.434cm" style:rel-column-width="16386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/>
    </style:style>
    <style:style style:name="Table52.A" style:family="table-column">
      <style:table-column-properties style:column-width="0.432cm" style:rel-column-width="16383*"/>
    </style:style>
    <style:style style:name="Table52.D" style:family="table-column">
      <style:table-column-properties style:column-width="0.432cm" style:rel-column-width="16386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/>
    </style:style>
    <style:style style:name="Table53.A" style:family="table-column">
      <style:table-column-properties style:column-width="0.432cm" style:rel-column-width="16383*"/>
    </style:style>
    <style:style style:name="Table53.D" style:family="table-column">
      <style:table-column-properties style:column-width="0.432cm" style:rel-column-width="16386*"/>
    </style:style>
    <style:style style:name="Table53.A1" style:family="table-cell">
      <style:table-cell-properties fo:padding="0.097cm" fo:border="none"/>
    </style:style>
    <style:style style:name="Table54" style:family="table">
      <style:table-properties style:width="1.73cm" table:align="margins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E" style:family="table-column">
      <style:table-column-properties style:column-width="0.346cm" style:rel-column-width="13109*"/>
    </style:style>
    <style:style style:name="Table54.A1" style:family="table-cell">
      <style:table-cell-properties fo:padding="0.097cm" fo:border="none"/>
    </style:style>
    <style:style style:name="Table55" style:family="table">
      <style:table-properties style:width="1.729cm" table:align="margins"/>
    </style:style>
    <style:style style:name="Table55.A" style:family="table-column">
      <style:table-column-properties style:column-width="0.432cm" style:rel-column-width="16383*"/>
    </style:style>
    <style:style style:name="Table55.D" style:family="table-column">
      <style:table-column-properties style:column-width="0.432cm" style:rel-column-width="16386*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.73cm" table:align="margins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E" style:family="table-column">
      <style:table-column-properties style:column-width="0.346cm" style:rel-column-width="13109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7" style:family="table">
      <style:table-properties style:width="1.73cm" table:align="margins"/>
    </style:style>
    <style:style style:name="Table57.A" style:family="table-column">
      <style:table-column-properties style:column-width="0.432cm" style:rel-column-width="16383*"/>
    </style:style>
    <style:style style:name="Table57.D" style:family="table-column">
      <style:table-column-properties style:column-width="0.432cm" style:rel-column-width="16386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4cm" table:align="margins"/>
    </style:style>
    <style:style style:name="Table58.A" style:family="table-column">
      <style:table-column-properties style:column-width="0.434cm" style:rel-column-width="16383*"/>
    </style:style>
    <style:style style:name="Table58.D" style:family="table-column">
      <style:table-column-properties style:column-width="0.434cm" style:rel-column-width="16386*"/>
    </style:style>
    <style:style style:name="Table58.A1" style:family="table-cell">
      <style:table-cell-properties fo:padding="0.097cm" fo:border="none"/>
    </style:style>
    <style:style style:name="Table60" style:family="table">
      <style:table-properties style:width="1.73cm" table:align="margins"/>
    </style:style>
    <style:style style:name="Table60.A" style:family="table-column">
      <style:table-column-properties style:column-width="0.432cm" style:rel-column-width="16383*"/>
    </style:style>
    <style:style style:name="Table60.D" style:family="table-column">
      <style:table-column-properties style:column-width="0.432cm" style:rel-column-width="16386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/>
    </style:style>
    <style:style style:name="Table61.A" style:family="table-column">
      <style:table-column-properties style:column-width="0.432cm" style:rel-column-width="16383*"/>
    </style:style>
    <style:style style:name="Table61.D" style:family="table-column">
      <style:table-column-properties style:column-width="0.432cm" style:rel-column-width="16386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/>
    </style:style>
    <style:style style:name="Table62.A" style:family="table-column">
      <style:table-column-properties style:column-width="0.346cm" style:rel-column-width="13093*"/>
    </style:style>
    <style:style style:name="Table62.E" style:family="table-column">
      <style:table-column-properties style:column-width="0.347cm" style:rel-column-width="13163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/>
    </style:style>
    <style:style style:name="Table63.A" style:family="table-column">
      <style:table-column-properties style:column-width="0.432cm" style:rel-column-width="16383*"/>
    </style:style>
    <style:style style:name="Table63.D" style:family="table-column">
      <style:table-column-properties style:column-width="0.432cm" style:rel-column-width="16386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E" style:family="table-column">
      <style:table-column-properties style:column-width="0.346cm" style:rel-column-width="13109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/>
    </style:style>
    <style:style style:name="Table65.A" style:family="table-column">
      <style:table-column-properties style:column-width="0.432cm" style:rel-column-width="16383*"/>
    </style:style>
    <style:style style:name="Table65.D" style:family="table-column">
      <style:table-column-properties style:column-width="0.432cm" style:rel-column-width="16386*"/>
    </style:style>
    <style:style style:name="Table65.A1" style:family="table-cell">
      <style:table-cell-properties fo:background-color="#e0efd4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4cm" table:align="margins"/>
    </style:style>
    <style:style style:name="Table66.A" style:family="table-column">
      <style:table-column-properties style:column-width="0.434cm" style:rel-column-width="16383*"/>
    </style:style>
    <style:style style:name="Table66.D" style:family="table-column">
      <style:table-column-properties style:column-width="0.434cm" style:rel-column-width="16386*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.73cm" table:align="margins"/>
    </style:style>
    <style:style style:name="Table67.A" style:family="table-column">
      <style:table-column-properties style:column-width="0.432cm" style:rel-column-width="16383*"/>
    </style:style>
    <style:style style:name="Table67.D" style:family="table-column">
      <style:table-column-properties style:column-width="0.432cm" style:rel-column-width="16386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/>
    </style:style>
    <style:style style:name="Table68.A" style:family="table-column">
      <style:table-column-properties style:column-width="0.432cm" style:rel-column-width="16383*"/>
    </style:style>
    <style:style style:name="Table68.D" style:family="table-column">
      <style:table-column-properties style:column-width="0.432cm" style:rel-column-width="16386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E" style:family="table-column">
      <style:table-column-properties style:column-width="0.346cm" style:rel-column-width="13109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/>
    </style:style>
    <style:style style:name="Table70.A" style:family="table-column">
      <style:table-column-properties style:column-width="0.432cm" style:rel-column-width="16383*"/>
    </style:style>
    <style:style style:name="Table70.D" style:family="table-column">
      <style:table-column-properties style:column-width="0.432cm" style:rel-column-width="16386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E" style:family="table-column">
      <style:table-column-properties style:column-width="0.346cm" style:rel-column-width="13109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/>
    </style:style>
    <style:style style:name="Table72.A" style:family="table-column">
      <style:table-column-properties style:column-width="0.432cm" style:rel-column-width="16383*"/>
    </style:style>
    <style:style style:name="Table72.D" style:family="table-column">
      <style:table-column-properties style:column-width="0.432cm" style:rel-column-width="16386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4cm" table:align="margins"/>
    </style:style>
    <style:style style:name="Table73.A" style:family="table-column">
      <style:table-column-properties style:column-width="0.434cm" style:rel-column-width="16383*"/>
    </style:style>
    <style:style style:name="Table73.D" style:family="table-column">
      <style:table-column-properties style:column-width="0.434cm" style:rel-column-width="16386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3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P35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officeooo:paragraph-rsid="00173ad7"/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4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5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6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6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65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66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6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7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7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7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7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7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77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78" style:family="paragraph" style:parent-style-name="Standard"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80" style:family="paragraph" style:parent-style-name="Standard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81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82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83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84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85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86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8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8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9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9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9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9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108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109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111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12" style:family="paragraph" style:parent-style-name="Table_20_Contents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113" style:family="paragraph" style:parent-style-name="Table_20_Contents">
      <style:paragraph-properties fo:text-align="justify" style:justify-single-word="false"/>
      <style:text-properties style:font-name="Open Sans" fo:font-size="9pt" style:font-size-asian="9pt" style:font-size-complex="9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officeooo:rsid="00a37b34" style:font-style-asian="italic" style:font-style-complex="italic"/>
    </style:style>
    <style:style style:name="T17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a77e85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a77e85" style:font-style-asian="italic" style:font-weight-asian="normal" style:font-style-complex="italic" style:font-weight-complex="normal"/>
    </style:style>
    <style:style style:name="T20" style:family="text">
      <style:text-properties officeooo:rsid="00fe6b51"/>
    </style:style>
    <style:style style:name="T21" style:family="text">
      <style:text-properties officeooo:rsid="00a6414a"/>
    </style:style>
    <style:style style:name="T22" style:family="text">
      <style:text-properties officeooo:rsid="007358ac"/>
    </style:style>
    <style:style style:name="T23" style:family="text">
      <style:text-properties officeooo:rsid="008a03c4"/>
    </style:style>
    <style:style style:name="T24" style:family="text">
      <style:text-properties officeooo:rsid="008fd8d6"/>
    </style:style>
    <style:style style:name="T25" style:family="text">
      <style:text-properties officeooo:rsid="0088547b"/>
    </style:style>
    <style:style style:name="T26" style:family="text">
      <style:text-properties style:font-name="Open Sans" fo:font-size="10pt" officeooo:rsid="00af93be" style:font-size-asian="10pt" style:font-size-complex="10pt"/>
    </style:style>
    <style:style style:name="T27" style:family="text">
      <style:text-properties style:font-name="Open Sans" fo:font-size="10pt" officeooo:rsid="00c8be19" style:font-size-asian="10pt" style:font-size-complex="10pt"/>
    </style:style>
    <style:style style:name="T28" style:family="text">
      <style:text-properties style:font-name="Open Sans" fo:font-size="10pt" officeooo:rsid="00417fa7" style:font-size-asian="10pt" style:font-size-complex="10pt"/>
    </style:style>
    <style:style style:name="T29" style:family="text">
      <style:text-properties style:font-name="Open Sans" fo:font-size="10pt" officeooo:rsid="00b74551" style:font-size-asian="10pt" style:font-size-complex="10pt"/>
    </style:style>
    <style:style style:name="T30" style:family="text">
      <style:text-properties style:font-name="Open Sans" fo:font-size="10pt" officeooo:rsid="00426872" style:font-size-asian="10pt" style:font-size-complex="10pt"/>
    </style:style>
    <style:style style:name="T31" style:family="text">
      <style:text-properties style:font-name="Open Sans" fo:font-size="10pt" officeooo:rsid="00f5e8e3" style:font-size-asian="10pt" style:font-size-complex="10pt"/>
    </style:style>
    <style:style style:name="T32" style:family="text">
      <style:text-properties style:font-name="Open Sans" fo:font-size="10pt" officeooo:rsid="00f637d3" style:font-size-asian="10pt" style:font-size-complex="10pt"/>
    </style:style>
    <style:style style:name="T33" style:family="text">
      <style:text-properties style:font-name="Open Sans" fo:font-size="10pt" officeooo:rsid="0046bc9b" style:font-size-asian="10pt" style:font-size-complex="10pt"/>
    </style:style>
    <style:style style:name="T34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5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6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7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8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42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3" style:family="text">
      <style:text-properties style:font-name="Open Sans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5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6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7" style:family="text">
      <style:text-properties officeooo:rsid="009f1e19"/>
    </style:style>
    <style:style style:name="T48" style:family="text">
      <style:text-properties officeooo:rsid="0040ced8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officeooo:rsid="00ab7332" style:font-style-asian="normal" style:font-weight-asian="normal"/>
    </style:style>
    <style:style style:name="T51" style:family="text">
      <style:text-properties fo:font-style="normal" fo:font-weight="normal" officeooo:rsid="00acf2d3" style:font-style-asian="normal" style:font-weight-asian="normal"/>
    </style:style>
    <style:style style:name="T52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53" style:family="text">
      <style:text-properties officeooo:rsid="00fb0291"/>
    </style:style>
    <style:style style:name="T54" style:family="text">
      <style:text-properties officeooo:rsid="00fdaff7"/>
    </style:style>
    <style:style style:name="T55" style:family="text">
      <style:text-properties style:text-position="super 58%"/>
    </style:style>
    <style:style style:name="T56" style:family="text">
      <style:text-properties style:text-position="super 58%" fo:font-style="italic" officeooo:rsid="00ff862f" style:font-style-asian="italic" style:font-style-complex="italic"/>
    </style:style>
    <style:style style:name="T57" style:family="text">
      <style:text-properties style:text-position="super 58%" fo:font-style="italic" officeooo:rsid="00a6414a" style:font-style-asian="italic" style:font-style-complex="italic"/>
    </style:style>
    <style:style style:name="T58" style:family="text">
      <style:text-properties style:text-position="super 58%" fo:font-style="italic" officeooo:rsid="01098af4" style:font-style-asian="italic" style:font-style-complex="italic"/>
    </style:style>
    <style:style style:name="T59" style:family="text">
      <style:text-properties style:text-position="super 58%" fo:font-style="italic" officeooo:rsid="01011410" style:font-style-asian="italic" style:font-style-complex="italic"/>
    </style:style>
    <style:style style:name="T60" style:family="text">
      <style:text-properties style:text-position="super 58%" fo:font-style="italic" officeooo:rsid="0103ae21" style:font-style-asian="italic" style:font-style-complex="italic"/>
    </style:style>
    <style:style style:name="T61" style:family="text">
      <style:text-properties style:text-position="super 58%" fo:font-style="italic" officeooo:rsid="0104303e" style:font-style-asian="italic" style:font-style-complex="italic"/>
    </style:style>
    <style:style style:name="T62" style:family="text">
      <style:text-properties style:text-position="super 58%" fo:font-style="italic" officeooo:rsid="0092490f" style:font-style-asian="italic" style:font-style-complex="italic"/>
    </style:style>
    <style:style style:name="T63" style:family="text">
      <style:text-properties style:text-position="super 58%" fo:font-style="italic" officeooo:rsid="0105d615" style:font-style-asian="italic" style:font-style-complex="italic"/>
    </style:style>
    <style:style style:name="T64" style:family="text">
      <style:text-properties style:text-position="super 58%" fo:font-style="italic" officeooo:rsid="0023ba3a" style:font-style-asian="italic" style:font-style-complex="italic"/>
    </style:style>
    <style:style style:name="T65" style:family="text">
      <style:text-properties style:text-position="super 58%" fo:font-style="italic" officeooo:rsid="00701fde" style:font-style-asian="italic" style:font-style-complex="italic"/>
    </style:style>
    <style:style style:name="T66" style:family="text">
      <style:text-properties style:text-position="super 58%" officeooo:rsid="002a53e9"/>
    </style:style>
    <style:style style:name="T67" style:family="text">
      <style:text-properties style:text-position="super 58%" officeooo:rsid="0030676e"/>
    </style:style>
    <style:style style:name="T68" style:family="text">
      <style:text-properties style:text-position="super 58%" officeooo:rsid="0031c240"/>
    </style:style>
    <style:style style:name="T69" style:family="text">
      <style:text-properties style:text-position="super 58%" officeooo:rsid="002ca10b"/>
    </style:style>
    <style:style style:name="T70" style:family="text">
      <style:text-properties officeooo:rsid="00f0025c"/>
    </style:style>
    <style:style style:name="T71" style:family="text">
      <style:text-properties officeooo:rsid="0028a691"/>
    </style:style>
    <style:style style:name="T72" style:family="text">
      <style:text-properties officeooo:rsid="002ad82a"/>
    </style:style>
    <style:style style:name="T73" style:family="text">
      <style:text-properties officeooo:rsid="002ca10b"/>
    </style:style>
    <style:style style:name="T74" style:family="text">
      <style:text-properties officeooo:rsid="00334786"/>
    </style:style>
    <style:style style:name="T75" style:family="text">
      <style:text-properties officeooo:rsid="0040a0ff"/>
    </style:style>
    <style:style style:name="T76" style:family="text">
      <style:text-properties officeooo:rsid="00417fa7"/>
    </style:style>
    <style:style style:name="T77" style:family="text">
      <style:text-properties fo:language="en" fo:country="US"/>
    </style:style>
    <style:style style:name="T78" style:family="text">
      <style:text-properties officeooo:rsid="004f169f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6e6885" style:font-weight-asian="bold" style:font-weight-complex="bold"/>
    </style:style>
    <style:style style:name="T81" style:family="text">
      <style:text-properties fo:font-weight="bold" officeooo:rsid="0062bdb1" style:font-weight-asian="bold" style:font-weight-complex="bold"/>
    </style:style>
    <style:style style:name="T82" style:family="text">
      <style:text-properties fo:font-weight="bold" officeooo:rsid="0065d38f" style:font-weight-asian="bold" style:font-weight-complex="bold"/>
    </style:style>
    <style:style style:name="T83" style:family="text">
      <style:text-properties fo:font-weight="bold" officeooo:rsid="005287d6" style:font-weight-asian="bold" style:font-weight-complex="bold"/>
    </style:style>
    <style:style style:name="T84" style:family="text">
      <style:text-properties fo:font-weight="bold" officeooo:rsid="0093bc6c" style:font-weight-asian="bold" style:font-weight-complex="bold"/>
    </style:style>
    <style:style style:name="T85" style:family="text">
      <style:text-properties fo:font-weight="bold" officeooo:rsid="007385e8" style:font-weight-asian="bold" style:font-weight-complex="bold"/>
    </style:style>
    <style:style style:name="T86" style:family="text">
      <style:text-properties officeooo:rsid="0062bdb1"/>
    </style:style>
    <style:style style:name="T87" style:family="text">
      <style:text-properties officeooo:rsid="0065d38f"/>
    </style:style>
    <style:style style:name="T88" style:family="text">
      <style:text-properties officeooo:rsid="006e6885"/>
    </style:style>
    <style:style style:name="T89" style:family="text">
      <style:text-properties officeooo:rsid="006abcd1"/>
    </style:style>
    <style:style style:name="T90" style:family="text">
      <style:text-properties officeooo:rsid="006ca5c1"/>
    </style:style>
    <style:style style:name="T91" style:family="text">
      <style:text-properties officeooo:rsid="005afaf2"/>
    </style:style>
    <style:style style:name="T92" style:family="text">
      <style:text-properties officeooo:rsid="005bb219"/>
    </style:style>
    <style:style style:name="T93" style:family="text">
      <style:text-properties officeooo:rsid="005e6d75"/>
    </style:style>
    <style:style style:name="T94" style:family="text">
      <style:text-properties officeooo:rsid="006bdf99"/>
    </style:style>
    <style:style style:name="T95" style:family="text">
      <style:text-properties officeooo:rsid="007385e8"/>
    </style:style>
    <style:style style:name="T96" style:family="text">
      <style:text-properties officeooo:rsid="00752bb1"/>
    </style:style>
    <style:style style:name="T97" style:family="text">
      <style:text-properties officeooo:rsid="0093bc6c"/>
    </style:style>
    <style:style style:name="T98" style:family="text">
      <style:text-properties fo:font-weight="normal" officeooo:rsid="0093bc6c" style:font-weight-asian="normal" style:font-weight-complex="normal"/>
    </style:style>
    <style:style style:name="T99" style:family="text">
      <style:text-properties officeooo:rsid="00a37b34"/>
    </style:style>
    <style:style style:name="T100" style:family="text">
      <style:text-properties officeooo:rsid="00a642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4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44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5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7">Título del TFG:</text:p>
          </table:table-cell>
          <table:covered-table-cell/>
          <table:table-cell table:style-name="Table1.C10" table:number-columns-spanned="8" office:value-type="string">
            <text:p text:style-name="P35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8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9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46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47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107"/>
            <text:p text:style-name="P78"><text:span text:style-name="T20">Antecedentes y o</text:span>bjetivos:</text:p>
            <text:p text:style-name="P40"/>
            <text:p text:style-name="P53">Desde el momento de su lanzamiento en la última década del siglo pasado, el bus de comunicación USB <text:span text:style-name="T12">(Universal Serial Bus) </text:span>se ha <text:span text:style-name="T75">ido proclamando</text:span> como el bus comercial más conocido y usado.</text:p>
            <text:p text:style-name="P48"/>
            <text:p text:style-name="P49">Una de las gran ventajas que trae consigo la implementación de este bus, a parte de la sencillez <text:span text:style-name="T76">general de uso</text:span>, es la gran versatilidad que puede proporcionar, por eso, no es de extrañar <text:span text:style-name="T76">que hayan surgido una considerable cantidad de aplicaciones , tales como:</text:span></text:p>
            <text:list xml:id="list3618140981" text:style-name="L1">
              <text:list-item>
                <text:p text:style-name="P81"><text:span text:style-name="T28">D</text:span><text:span text:style-name="T29">ispositivos de interfaz humana (ratones, teclados, etc..).</text:span></text:p>
              </text:list-item>
              <text:list-item>
                <text:p text:style-name="P81"><text:span text:style-name="T30">D</text:span><text:span text:style-name="T29">ispositivos de almacenamiento </text:span><text:span text:style-name="T31">masivo </text:span><text:span text:style-name="T44">“</text:span><text:span text:style-name="T45">USB-MSC” </text:span><text:span text:style-name="T41">(</text:span><text:span text:style-name="T46">pendrives</text:span><text:span text:style-name="T41">, USB a SATA, etc..)</text:span><text:span text:style-name="T45">.</text:span></text:p>
              </text:list-item>
              <text:list-item>
                <text:p text:style-name="P81"><text:span text:style-name="T42">H</text:span><text:span text:style-name="T29">erramientas de adquisición de datos y comunicación </text:span><text:span text:style-name="T32">(</text:span><text:span text:style-name="T33">adaptadores de </text:span><text:span text:style-name="T32">USB a Serie </text:span><text:span text:style-name="T33">o</text:span><text:span text:style-name="T32"> USB a WiFi, etc..)</text:span><text:span text:style-name="T29">.</text:span></text:p>
                <text:p text:style-name="P82"/>
              </text:list-item>
            </text:list>
            <text:p text:style-name="P50">Debido a todo lo anterior, sería de gran interés y utilidad disponer de un analizador, que de forma pasiva pueda captar la trama de comunicación que se transmite por el bus, enviarla a un equipo, y posteriormente analizarla para su uso en depuración o seguridad.</text:p>
            <text:p text:style-name="P37"/>
            <text:p text:style-name="P40">Resultados esperados:</text:p>
            <text:p text:style-name="P54"><text:tab/></text:p>
            <text:p text:style-name="P57">El resultado de este trabajo se pretende dividir en dos grupos totalmente diferenciados, en el primero se tratarán elementos a nivel <text:span text:style-name="T77">hardware</text:span> y comunicación entre dispositivos, mientras que en el segundo se trabajará con el tratado y análisis de los resultados del primer grupo.</text:p>
            <text:p text:style-name="P57">Cabe destacar que durante la totalidad de este trabajo prevalecerá el uso de software libre.</text:p>
            <text:list xml:id="list175650779" text:style-name="L2">
              <text:list-header>
                <text:p text:style-name="P58"/>
              </text:list-header>
            </text:list>
            <text:list xml:id="list2055222970" text:style-name="L3">
              <text:list-item>
                <text:p text:style-name="P83"><text:soft-page-break/>En primer lugar, se espera poder capturar y transmitir a un equipo tramas provenientes de un bus USB, para ello:</text:p>
              </text:list-item>
            </text:list>
            <text:list xml:id="list3725436412" text:style-name="L4">
              <text:list-item>
                <text:p text:style-name="P59">Utilizando un FPGA, concretamente el modelo ICE40HX1K <text:span text:style-name="T56">[1]</text:span> de la empresa Lattice, se generará un sintetizado <text:span text:style-name="T21">a partir del lenguaje de descripción de Hardware Verilog </text:span><text:span text:style-name="T57">[</text:span><text:span text:style-name="T58">2</text:span><text:span text:style-name="T57">][</text:span><text:span text:style-name="T58">3</text:span><text:span text:style-name="T57">][</text:span><text:span text:style-name="T58">4</text:span><text:span text:style-name="T57">]</text:span> que contenga toda la lógica <text:span text:style-name="T22">para la captación de tramas, independientemente del tipo (</text:span><text:span text:style-name="T11">Low-Speed,</text:span><text:span text:style-name="T22"> </text:span><text:span text:style-name="T11">Full-Speed, </text:span><text:span text:style-name="T13">etc...</text:span><text:span text:style-name="T11">) </text:span><text:span text:style-name="T63">[5][9]</text:span><text:span text:style-name="T64">[12]</text:span><text:span text:style-name="T22">.</text:span></text:p>
              </text:list-item>
              <text:list-item>
                <text:p text:style-name="P59"><text:span text:style-name="T23">Se implantará una l</text:span>ibrería <text:span text:style-name="T23">escrita en lenguaje C/C++ que permita comunicar la plataforma de captación anterior con un equipo (como puede ser una Raspberry Pi </text:span><text:span text:style-name="T59">[7]</text:span><text:span text:style-name="T23">).</text:span></text:p>
              </text:list-item>
            </text:list>
            <text:p text:style-name="P38"/>
            <text:list xml:id="list115448080245232" text:continue-list="list2055222970" text:style-name="L3">
              <text:list-item>
                <text:p text:style-name="P84">A partir de una trama USB obtenida de cualquier método, tanto por el método anteriormente descrito, como a partir de medios externos, <text:span text:style-name="T24">se pretende poder trabajar sobre ella pudiendo integrar los siguientes aspectos.</text:span></text:p>
              </text:list-item>
            </text:list>
            <text:list xml:id="list4083350999" text:style-name="L5">
              <text:list-item>
                <text:p text:style-name="P60">Capacidad de <text:span text:style-name="T25">almacenar</text:span> la trama en archivos <text:span text:style-name="T25">de capturas, tal como </text:span><text:span text:style-name="T15">pcap</text:span><text:span text:style-name="T25"> </text:span><text:span text:style-name="T60">[8]</text:span><text:span text:style-name="T25">.</text:span></text:p>
              </text:list-item>
              <text:list-item>
                <text:p text:style-name="P60">Creación de un disector <text:span text:style-name="T24">funcional</text:span> para el analizador de paquetes WireShark <text:span text:style-name="T61">[6]</text:span>.</text:p>
              </text:list-item>
              <text:list-item>
                <text:p text:style-name="P61">Plataforma de análisis de dispositivos de interfaz humana (HID), tales como Keylogger o <text:span text:style-name="T9">seguidor de puntero de ratón </text:span><text:span text:style-name="T62">[11]</text:span><text:span text:style-name="T9">.</text:span></text:p>
              </text:list-item>
            </text:list>
            <text:p text:style-name="P36"/>
            <text:p text:style-name="P41">Temporización:</text:p>
            <text:p text:style-name="P41"/>
            <text:p text:style-name="P52">Tal como se ha comentado en los <text:span text:style-name="T10">“Resultados esperados”</text:span>, este proyecto se puede separar en dos grupos. <text:span text:style-name="T70">Ambos, a su vez, pueden dividirse en varios apartados.</text:span></text:p>
            <text:p text:style-name="P51"/>
            <text:list xml:id="list2451021862" text:style-name="L6">
              <text:list-item>
                <text:p text:style-name="P85">Captura y transmisión.</text:p>
              </text:list-item>
            </text:list>
            <text:list xml:id="list4073217530" text:style-name="L7">
              <text:list-item>
                <text:p text:style-name="P86">Diseño de método de transmisión de la trama a un equipo.</text:p>
                <text:p text:style-name="P87"><text:span text:style-name="T78">Para poder llevar un control adecuado, se necesita en primer lugar poder implementar una transmisión básica de información entre el </text:span><text:span text:style-name="T14">FPGA</text:span><text:span text:style-name="T78"> y el equipo de análisis. Esta método de comunicación se prevee que se implemente en </text:span><text:span text:style-name="T52">dos semanas</text:span><text:span text:style-name="T78">, pudiendo añadir pequeñas funcionalidades en el transcurso del siguiente apartado según se necesite.</text:span></text:p>
                <text:p text:style-name="P87"/>
              </text:list-item>
              <text:list-item>
                <text:p text:style-name="P93"><text:span text:style-name="T71">Implementación</text:span> <text:span text:style-name="T71">básica</text:span> de <text:span text:style-name="T74">un método de sincronización y captura del bus USB utilizando un FPGA.</text:span></text:p>
                <text:p text:style-name="P88">Este apartado se puede considerar como el de mayor importancia en este grupo, por eso, se plantea un periodo de realización de <text:span text:style-name="T79">un</text:span> <text:span text:style-name="T79">mes y medio.</text:span></text:p>
                <text:p text:style-name="P87"/>
              </text:list-item>
              <text:list-item>
                <text:p text:style-name="P94">Librería que permita obtener y utilizar la trama transmitida según el método anterior.</text:p>
                <text:p text:style-name="P100">Al depender este apartado de los otros dos anteriores, se pretende desarrollar a la par que el resto, añadiendo funcionalidades a media que se necesiten. <text:span text:style-name="T86">Antes de la finalización de este grupo, se pretende añadir </text:span><text:span text:style-name="T81">una semana</text:span><text:span text:style-name="T86"> extra para depurar, mejorar y limpiar el código implementado en la librería.</text:span></text:p>
                <text:p text:style-name="P100"/>
                <text:p text:style-name="P105">En total se pretende trabajar en este grupo <text:span text:style-name="T87">un total de </text:span><text:span text:style-name="T82">dos meses y </text:span><text:span text:style-name="T83">una semana</text:span><text:span text:style-name="T82">.</text:span></text:p>
              </text:list-item>
            </text:list>
            <text:p text:style-name="P55"/>
            <text:list xml:id="list115449374789783" text:continue-list="list2451021862" text:style-name="L6">
              <text:list-item>
                <text:p text:style-name="P85">Procesado de la trama.</text:p>
              </text:list-item>
            </text:list>
            <text:list xml:id="list1538196829" text:style-name="L8">
              <text:list-item>
                <text:p text:style-name="P95">Utilizando la librería del grupo anterior, ampliarla para poder guardar la trama en un archivo de fácil utilización, como puede ser PCAP.</text:p>
                <text:p text:style-name="P101">Existe multitud de recursos y librería útiles <text:span text:style-name="T65">[13]</text:span> <text:span text:style-name="T88">con los que partir, por tanto, no se plantea un extenso periodo para el desarrollo de este apartado, pudiendo ser este de</text:span><text:span text:style-name="T80"> dos semanas</text:span><text:span text:style-name="T88">.</text:span></text:p>
                <text:p text:style-name="P89"/>
              </text:list-item>
              <text:list-item>
                <text:p text:style-name="P96">Creación de librería de análisis básico de la trama.</text:p>
                <text:p text:style-name="P102">Es en este apartado donde se debe implementar todo el análisis <text:span text:style-name="T94">de la trama</text:span> USB, <text:span text:style-name="T97">por tanto, es en el que se debería emplear la mayor cantidad de tiempo, siendo esta de </text:span><text:span text:style-name="T84">un mes y medio</text:span><text:span text:style-name="T97">.</text:span></text:p>
              </text:list-item>
              <text:list-item>
                <text:p text:style-name="P97"><text:soft-page-break/>Utilizando la guía de desarrollo propuesta por WireShark <text:span text:style-name="T55">[</text:span><text:span text:style-name="T66">6</text:span><text:span text:style-name="T55">]</text:span>, crear un disector que puede procesar en cierta media la trama dentro <text:span text:style-name="T72">dicho programa.</text:span></text:p>
                <text:p text:style-name="P90">De la misma manera que en le primer apartado, existe una multitud de recursos <text:span text:style-name="T97">con los que partir, por tanto, se propone su realización en </text:span><text:span text:style-name="T84">dos semanas</text:span><text:span text:style-name="T98">.</text:span></text:p>
                <text:p text:style-name="P89"/>
              </text:list-item>
              <text:list-item>
                <text:p text:style-name="P98">Utilizando la librería creada o el disector anterior, poder analizar transmisiones de dispositivos de interfaz humana (HID <text:span text:style-name="T67">[</text:span><text:span text:style-name="T68">10</text:span><text:span text:style-name="T67">]</text:span>) <text:span text:style-name="T73">para poder capturar pulsaciones de teclado o movimientos de ratón </text:span><text:span text:style-name="T69">[11]</text:span><text:span text:style-name="T73">.</text:span></text:p>
                <text:p text:style-name="P91">En este apartado se expondrán varios ejemplos de uso del <text:span text:style-name="T95">trabajo</text:span> <text:span text:style-name="T95">desarrollado, lo que supondrá una menor cantidad de tiempo a utilizar, siendo esta de </text:span><text:span text:style-name="T85">dos semanas</text:span><text:span text:style-name="T95">.</text:span></text:p>
              </text:list-item>
            </text:list>
            <text:p text:style-name="P92"/>
            <text:list xml:id="list115449803929726" text:continue-list="list4073217530" text:style-name="L7">
              <text:list-header>
                <text:p text:style-name="P106">En total se pretende trabajar en este grupo <text:span text:style-name="T87">un total de </text:span><text:span text:style-name="T79">tres</text:span><text:span text:style-name="T82"> meses.</text:span></text:p>
              </text:list-header>
            </text:list>
            <text:p text:style-name="P99"/>
            <text:p text:style-name="P108"><text:span text:style-name="T38">A parte del tiempo anteriormente utilizado, también se prevee utilizar </text:span><text:span text:style-name="T43">un mes</text:span><text:span text:style-name="T40"> </text:span><text:span text:style-name="T38">para </text:span><text:span text:style-name="T39">la redacción del documento final, así como todos los recursos y ayudas necesarios para ello.</text:span></text:p>
            <text:p text:style-name="P104"/>
            <text:p text:style-name="P109">En la siguiente tabla se muestra una distribución temporal más detallada</text:p>
            <text:p text:style-name="P56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D"/>
                    <table:table-column table:style-name="Table74.E"/>
                    <table:table-column table:style-name="Table74.F"/>
                    <table:table-row table:style-name="Table74.1">
                      <table:table-cell table:style-name="Table74.A1" office:value-type="string">
                        <text:p text:style-name="P113"/>
                      </table:table-cell>
                      <table:table-cell table:style-name="Table74.B1" office:value-type="string">
                        <text:p text:style-name="P113"/>
                      </table:table-cell>
                      <table:table-cell table:style-name="Table74.A1" office:value-type="string">
                        <text:p text:style-name="P112">Periodo de realización <text:span text:style-name="T100">principal</text:span></text:p>
                      </table:table-cell>
                      <table:table-cell table:style-name="Table74.A1" office:value-type="string">
                        <text:p text:style-name="P113"/>
                      </table:table-cell>
                      <table:table-cell table:style-name="Table74.E1" office:value-type="string">
                        <text:p text:style-name="P113"/>
                      </table:table-cell>
                      <table:table-cell table:style-name="Table74.A1" office:value-type="string">
                        <text:p text:style-name="P80">Periodo <text:span text:style-name="T99">de realización según necesidad (</text:span><text:span text:style-name="T17">no fijo</text:span><text:span text:style-name="T19">)</text:span></text:p>
                      </table:table-cell>
                    </table:table-row>
                  </table:table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>2017</text:p>
                </table:table-cell>
                <table:table-cell table:style-name="Table2.C2" table:number-columns-spanned="7" office:value-type="string">
                  <text:p text:style-name="P14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C2" table:number-columns-spanned="7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4" office:value-type="string">
                  <text:p text:style-name="P14">Diciembre</text:p>
                </table:table-cell>
                <table:table-cell table:style-name="Table2.C4" office:value-type="string">
                  <text:p text:style-name="P14">Enero</text:p>
                </table:table-cell>
                <table:table-cell table:style-name="Table2.C4" office:value-type="string">
                  <text:p text:style-name="P14">Febrero</text:p>
                </table:table-cell>
                <table:table-cell table:style-name="Table2.C4" office:value-type="string">
                  <text:p text:style-name="P14">Marzo</text:p>
                </table:table-cell>
                <table:table-cell table:style-name="Table2.C4" office:value-type="string">
                  <text:p text:style-name="P14">Abril</text:p>
                </table:table-cell>
                <table:table-cell table:style-name="Table2.C4" office:value-type="string">
                  <text:p text:style-name="P14">Mayo</text:p>
                </table:table-cell>
                <table:table-cell table:style-name="Table2.C4" office:value-type="string">
                  <text:p text:style-name="P14">Junio</text:p>
                </table:table-cell>
                <table:table-cell table:style-name="Table2.B4" office:value-type="string">
                  <text:p text:style-name="P14">Julio</text:p>
                </table:table-cell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5" office:value-type="string">
                  <text:p text:style-name="P14"/>
                </table:table-cell>
                <table:table-cell table:style-name="Table2.B5" office:value-type="string">
                  <table:table table:name="Table19" table:style-name="Table19">
                    <table:table-column table:style-name="Table19.A" table:number-columns-repeated="3"/>
                    <table:table-column table:style-name="Table19.D"/>
                    <table:table-row>
                      <table:table-cell table:style-name="Table19.A1" office:value-type="string">
                        <text:p text:style-name="P33">1</text:p>
                      </table:table-cell>
                      <table:table-cell table:style-name="Table19.B1" office:value-type="string">
                        <text:p text:style-name="P33">2</text:p>
                      </table:table-cell>
                      <table:table-cell table:style-name="Table19.B1" office:value-type="string">
                        <text:p text:style-name="P33">3</text:p>
                      </table:table-cell>
                      <table:table-cell table:style-name="Table19.B1" office:value-type="string">
                        <text:p text:style-name="P33">4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6" table:style-name="Table16">
                    <table:table-column table:style-name="Table16.A" table:number-columns-repeated="3"/>
                    <table:table-column table:style-name="Table16.D"/>
                    <table:table-row>
                      <table:table-cell table:style-name="Table16.A1" office:value-type="string">
                        <text:p text:style-name="P33">5</text:p>
                      </table:table-cell>
                      <table:table-cell table:style-name="Table16.B1" office:value-type="string">
                        <text:p text:style-name="P33">6</text:p>
                      </table:table-cell>
                      <table:table-cell table:style-name="Table16.B1" office:value-type="string">
                        <text:p text:style-name="P33">7</text:p>
                      </table:table-cell>
                      <table:table-cell table:style-name="Table16.B1" office:value-type="string">
                        <text:p text:style-name="P33">8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E"/>
                    <table:table-row>
                      <table:table-cell table:style-name="Table17.A1" office:value-type="string">
                        <text:p text:style-name="P33">9</text:p>
                      </table:table-cell>
                      <table:table-cell table:style-name="Table17.B1" office:value-type="string">
                        <text:p text:style-name="P33">10</text:p>
                      </table:table-cell>
                      <table:table-cell table:style-name="Table17.B1" office:value-type="string">
                        <text:p text:style-name="P33">11</text:p>
                      </table:table-cell>
                      <table:table-cell table:style-name="Table17.B1" office:value-type="string">
                        <text:p text:style-name="P33">12</text:p>
                      </table:table-cell>
                      <table:table-cell table:style-name="Table17.B1" office:value-type="string">
                        <text:p text:style-name="P33">13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0" table:style-name="Table20">
                    <table:table-column table:style-name="Table20.A" table:number-columns-repeated="3"/>
                    <table:table-column table:style-name="Table20.D"/>
                    <table:table-row>
                      <table:table-cell table:style-name="Table20.A1" office:value-type="string">
                        <text:p text:style-name="P33">14</text:p>
                      </table:table-cell>
                      <table:table-cell table:style-name="Table20.B1" office:value-type="string">
                        <text:p text:style-name="P33">15</text:p>
                      </table:table-cell>
                      <table:table-cell table:style-name="Table20.B1" office:value-type="string">
                        <text:p text:style-name="P33">16</text:p>
                      </table:table-cell>
                      <table:table-cell table:style-name="Table20.B1" office:value-type="string">
                        <text:p text:style-name="P33">17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E"/>
                    <table:table-row>
                      <table:table-cell table:style-name="Table21.A1" office:value-type="string">
                        <text:p text:style-name="P33">18</text:p>
                      </table:table-cell>
                      <table:table-cell table:style-name="Table21.B1" office:value-type="string">
                        <text:p text:style-name="P33">19</text:p>
                      </table:table-cell>
                      <table:table-cell table:style-name="Table21.B1" office:value-type="string">
                        <text:p text:style-name="P33">20</text:p>
                      </table:table-cell>
                      <table:table-cell table:style-name="Table21.B1" office:value-type="string">
                        <text:p text:style-name="P33">21</text:p>
                      </table:table-cell>
                      <table:table-cell table:style-name="Table21.B1" office:value-type="string">
                        <text:p text:style-name="P33">22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2" table:style-name="Table22">
                    <table:table-column table:style-name="Table22.A" table:number-columns-repeated="3"/>
                    <table:table-column table:style-name="Table22.D"/>
                    <table:table-row>
                      <table:table-cell table:style-name="Table22.A1" office:value-type="string">
                        <text:p text:style-name="P33">23</text:p>
                      </table:table-cell>
                      <table:table-cell table:style-name="Table22.B1" office:value-type="string">
                        <text:p text:style-name="P33">24</text:p>
                      </table:table-cell>
                      <table:table-cell table:style-name="Table22.B1" office:value-type="string">
                        <text:p text:style-name="P33">25</text:p>
                      </table:table-cell>
                      <table:table-cell table:style-name="Table22.B1" office:value-type="string">
                        <text:p text:style-name="P33">26</text:p>
                      </table:table-cell>
                    </table:table-row>
                  </table:table>
                  <text:p text:style-name="P14"/>
                </table:table-cell>
                <table:table-cell table:style-name="Table2.I5" office:value-type="string">
                  <table:table table:name="Table23" table:style-name="Table23">
                    <table:table-column table:style-name="Table23.A" table:number-columns-repeated="3"/>
                    <table:table-column table:style-name="Table23.D"/>
                    <table:table-row>
                      <table:table-cell table:style-name="Table23.A1" office:value-type="string">
                        <text:p text:style-name="P33">27</text:p>
                      </table:table-cell>
                      <table:table-cell table:style-name="Table23.B1" office:value-type="string">
                        <text:p text:style-name="P33">28</text:p>
                      </table:table-cell>
                      <table:table-cell table:style-name="Table23.B1" office:value-type="string">
                        <text:p text:style-name="P33">29</text:p>
                      </table:table-cell>
                      <table:table-cell table:style-name="Table23.B1" office:value-type="string">
                        <text:p text:style-name="P33">30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3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5"/>
                      </table:table-cell>
                    </table:table-row>
                  </table:table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3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5">Transmisión de trama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3" table:style-name="Table3">
                    <table:table-column table:style-name="Table3.A" table:number-columns-repeated="3"/>
                    <table:table-column table:style-name="Table3.D"/>
                    <table:table-row>
                      <table:table-cell table:style-name="Table3.A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row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E"/>
                    <table:table-row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6" table:style-name="Table6">
                    <table:table-column table:style-name="Table6.A" table:number-columns-repeated="3"/>
                    <table:table-column table:style-name="Table6.D"/>
                    <table:table-row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E"/>
                    <table:table-row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8" table:style-name="Table8">
                    <table:table-column table:style-name="Table8.A" table:number-columns-repeated="3"/>
                    <table:table-column table:style-name="Table8.D"/>
                    <table:table-row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26">Captura del BUS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1" table:style-name="Table11">
                    <table:table-column table:style-name="Table11.A" table:number-columns-repeated="3"/>
                    <table:table-column table:style-name="Table11.D"/>
                    <table:table-row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E"/>
                    <table:table-row>
                      <table:table-cell table:style-name="Table12.A1" office:value-type="string">
                        <text:p text:style-name="P33"/>
                      </table:table-cell>
                      <table:table-cell table:style-name="Table12.B1" office:value-type="string">
                        <text:p text:style-name="P33"/>
                      </table:table-cell>
                      <table:table-cell table:style-name="Table12.C1" office:value-type="string">
                        <text:p text:style-name="P33"/>
                      </table:table-cell>
                      <table:table-cell table:style-name="Table12.D1" office:value-type="string">
                        <text:p text:style-name="P33"/>
                      </table:table-cell>
                      <table:table-cell table:style-name="Table1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3"/>
                    <table:table-column table:style-name="Table13.D"/>
                    <table:table-row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E"/>
                    <table:table-row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3"/>
                    <table:table-column table:style-name="Table15.D"/>
                    <table:table-row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3"/>
                    <table:table-column table:style-name="Table18.D"/>
                    <table:table-row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8">Librería <text:s/><text:span text:style-name="T92">de transmisión</text:span>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24" table:style-name="Table24">
                    <table:table-column table:style-name="Table24.A" table:number-columns-repeated="3"/>
                    <table:table-column table:style-name="Table24.D"/>
                    <table:table-row>
                      <table:table-cell table:style-name="Table24.A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5" table:style-name="Table25">
                    <table:table-column table:style-name="Table25.A" table:number-columns-repeated="3"/>
                    <table:table-column table:style-name="Table25.D"/>
                    <table:table-row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E"/>
                    <table:table-row>
                      <table:table-cell table:style-name="Table26.A1" office:value-type="string">
                        <text:p text:style-name="P33"/>
                      </table:table-cell>
                      <table:table-cell table:style-name="Table26.B1" office:value-type="string">
                        <text:p text:style-name="P33"/>
                      </table:table-cell>
                      <table:table-cell table:style-name="Table26.C1" office:value-type="string">
                        <text:p text:style-name="P33"/>
                      </table:table-cell>
                      <table:table-cell table:style-name="Table26.D1" office:value-type="string">
                        <text:p text:style-name="P33"/>
                      </table:table-cell>
                      <table:table-cell table:style-name="Table26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7" table:style-name="Table27">
                    <table:table-column table:style-name="Table27.A" table:number-columns-repeated="3"/>
                    <table:table-column table:style-name="Table27.D"/>
                    <table:table-row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E"/>
                    <table:table-row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9" table:style-name="Table29">
                    <table:table-column table:style-name="Table29.A" table:number-columns-repeated="3"/>
                    <table:table-column table:style-name="Table29.D"/>
                    <table:table-row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30" table:style-name="Table30">
                    <table:table-column table:style-name="Table30.A" table:number-columns-repeated="3"/>
                    <table:table-column table:style-name="Table30.D"/>
                    <table:table-row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7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9">Salvado <text:span text:style-name="T91">de trama</text:span> en archivo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3"/>
                    <table:table-column table:style-name="Table31.D"/>
                    <table:table-row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3"/>
                    <table:table-column table:style-name="Table32.D"/>
                    <table:table-row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E"/>
                    <table:table-row>
                      <table:table-cell table:style-name="Table33.A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3"/>
                    <table:table-column table:style-name="Table34.D"/>
                    <table:table-row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E"/>
                    <table:table-row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3"/>
                    <table:table-column table:style-name="Table36.D"/>
                    <table:table-row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3"/>
                    <table:table-column table:style-name="Table37.D"/>
                    <table:table-row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Librería de <text:span text:style-name="T93">análisis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3"/>
                    <table:table-column table:style-name="Table38.D"/>
                    <table:table-row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3"/>
                    <table:table-column table:style-name="Table39.D"/>
                    <table:table-row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E"/>
                    <table:table-row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3"/>
                    <table:table-column table:style-name="Table41.D"/>
                    <table:table-row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E"/>
                    <table:table-row>
                      <table:table-cell table:style-name="Table42.A1" office:value-type="string">
                        <text:p text:style-name="P33"/>
                      </table:table-cell>
                      <table:table-cell table:style-name="Table42.B1" office:value-type="string">
                        <text:p text:style-name="P33"/>
                      </table:table-cell>
                      <table:table-cell table:style-name="Table42.C1" office:value-type="string">
                        <text:p text:style-name="P33"/>
                      </table:table-cell>
                      <table:table-cell table:style-name="Table42.D1" office:value-type="string">
                        <text:p text:style-name="P33"/>
                      </table:table-cell>
                      <table:table-cell table:style-name="Table4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3"/>
                    <table:table-column table:style-name="Table43.D"/>
                    <table:table-row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3"/>
                    <table:table-column table:style-name="Table44.D"/>
                    <table:table-row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Disector WireShark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3"/>
                    <table:table-column table:style-name="Table45.D"/>
                    <table:table-row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3"/>
                    <table:table-column table:style-name="Table46.D"/>
                    <table:table-row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E"/>
                    <table:table-row>
                      <table:table-cell table:style-name="Table47.A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3"/>
                    <table:table-column table:style-name="Table48.D"/>
                    <table:table-row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E"/>
                    <table:table-row>
                      <table:table-cell table:style-name="Table49.A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D1" office:value-type="string">
                        <text:p text:style-name="P33"/>
                      </table:table-cell>
                      <table:table-cell table:style-name="Table4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3"/>
                    <table:table-column table:style-name="Table50.D"/>
                    <table:table-row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3"/>
                    <table:table-column table:style-name="Table51.D"/>
                    <table:table-row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>Ejemplos de captación HID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3"/>
                    <table:table-column table:style-name="Table52.D"/>
                    <table:table-row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3"/>
                    <table:table-column table:style-name="Table53.D"/>
                    <table:table-row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E"/>
                    <table:table-row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3"/>
                    <table:table-column table:style-name="Table55.D"/>
                    <table:table-row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E"/>
                    <table:table-row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3"/>
                    <table:table-column table:style-name="Table57.D"/>
                    <table:table-row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3"/>
                    <table:table-column table:style-name="Table58.D"/>
                    <table:table-row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</table:table-row>
              <table:table-row>
                <table:table-cell table:style-name="Table2.A17" office:value-type="string">
                  <text:p text:style-name="P32">Resumen de resultados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3"/>
                    <table:table-column table:style-name="Table60.D"/>
                    <table:table-row>
                      <table:table-cell table:style-name="Table60.A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3"/>
                    <table:table-column table:style-name="Table61.D"/>
                    <table:table-row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33"/>
                      </table:table-cell>
                      <table:table-cell table:style-name="Table62.B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3"/>
                    <table:table-column table:style-name="Table63.D"/>
                    <table:table-row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E"/>
                    <table:table-row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3"/>
                    <table:table-column table:style-name="Table65.D"/>
                    <table:table-row>
                      <table:table-cell table:style-name="Table65.A1" office:value-type="string">
                        <text:p text:style-name="P34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3"/>
                    <table:table-column table:style-name="Table66.D"/>
                    <table:table-row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1">Redacción de <text:span text:style-name="T96">memoria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3"/>
                    <table:table-column table:style-name="Table67.D"/>
                    <table:table-row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3"/>
                    <table:table-column table:style-name="Table68.D"/>
                    <table:table-row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E"/>
                    <table:table-row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D1" office:value-type="string">
                        <text:p text:style-name="P33"/>
                      </table:table-cell>
                      <table:table-cell table:style-name="Table6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3"/>
                    <table:table-column table:style-name="Table70.D"/>
                    <table:table-row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E"/>
                    <table:table-row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3"/>
                    <table:table-column table:style-name="Table72.D"/>
                    <table:table-row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3"/>
                    <table:table-column table:style-name="Table73.D"/>
                    <table:table-row>
                      <table:table-cell table:style-name="Table73.A1" office:value-type="string">
                        <text:p text:style-name="P33"/>
                      </table:table-cell>
                      <table:table-cell table:style-name="Table73.A1" office:value-type="string">
                        <text:p text:style-name="P33"/>
                      </table:table-cell>
                      <table:table-cell table:style-name="Table73.C1" office:value-type="string">
                        <text:p text:style-name="P33"/>
                      </table:table-cell>
                      <table:table-cell table:style-name="Table73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56"/>
            <text:p text:style-name="P42"><text:soft-page-break/>Bibliografía:</text:p>
            <text:p text:style-name="P39"/>
            <text:list xml:id="list2655862734" text:style-name="L9">
              <text:list-item>
                <text:p text:style-name="P67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67"/>
              </text:list-item>
              <text:list-item>
                <text:p text:style-name="P68"><text:span text:style-name="T47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7">http://www.latticesemi.com/~/media/LatticeSemi/Documents/TechnicalBriefs/SBTICETechnologyLibrary201504.pdf</text:span></text:a></text:p>
                <text:p text:style-name="P68"/>
              </text:list-item>
              <text:list-item>
                <text:p text:style-name="P69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70"/>
              </text:list-item>
              <text:list-item>
                <text:p text:style-name="P71"><text:span text:style-name="T48">Verilog HDL Quick Reference Guide </text:span>- <text:span text:style-name="T48">Stuart Sutherland – </text:span>2001 - <text:a xlink:type="simple" xlink:href="http://sutherland-hdl.com/pdfs/verilog_2001_ref_guide.pdf" text:style-name="Internet_20_link" text:visited-style-name="Visited_20_Internet_20_Link"><text:span text:style-name="T48">http://sutherland-hdl.com/pdfs/verilog_2001_ref_guide.pdf</text:span></text:a></text:p>
                <text:p text:style-name="P72"/>
              </text:list-item>
              <text:list-item>
                <text:p text:style-name="P73">USB made simple - <text:s/><text:span text:style-name="T48">MQP Electronics Ltd – 2008 - </text:span><text:a xlink:type="simple" xlink:href="http://www.usbmadesimple.co.uk/" text:style-name="Internet_20_link" text:visited-style-name="Visited_20_Internet_20_Link"><text:span text:style-name="T48">http://www.usbmadesimple.co.uk/</text:span></text:a></text:p>
                <text:p text:style-name="P74"/>
              </text:list-item>
              <text:list-item>
                <text:p text:style-name="P79"><text:span text:style-name="T34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5">https://www.wireshark.org/docs/wsdg_html_chunked/ChDissectAdd.html</text:span></text:a></text:p>
                <text:p text:style-name="P75"/>
              </text:list-item>
              <text:list-item>
                <text:p text:style-name="P62"><text:span text:style-name="T50">I</text:span><text:span text:style-name="T49">ntroducción a Raspberry Pi - Francisco Moya Fernández – </text:span><text:span text:style-name="T51">Enero 2017</text:span><text:span text:style-name="T49"> - </text:span><text:a xlink:type="simple" xlink:href="https://franciscomoya.gitbooks.io/taller-de-raspberry-pi/content/es/index.html" text:style-name="Internet_20_link" text:visited-style-name="Visited_20_Internet_20_Link"><text:span text:style-name="T49">https://franciscomoya.gitbooks.io/taller-de-raspberry-pi/content/es/index.html</text:span></text:a></text:p>
                <text:p text:style-name="P76"/>
              </text:list-item>
              <text:list-item>
                <text:p text:style-name="P79"><text:span text:style-name="T36">PCAP next generation file format specification -</text:span><text:span text:style-name="T37"> M. Tuexen, Ed., </text:span><text:span text:style-name="T36">Muenster Univ. of Appl. Scie</text:span><text:span text:style-name="T26">nces, F. Risso, Politecnico di Torino, J. Bongertz, Airbus DS CyberSecurity, G. Combs, Wireshark, G. Harris – </text:span><text:span text:style-name="T27">2017 -</text:span><text:span text:style-name="T26"> </text:span><text:a xlink:type="simple" xlink:href="https://github.com/pcapng/pcapng" text:style-name="Internet_20_link" text:visited-style-name="Visited_20_Internet_20_Link"><text:span text:style-name="T26">https://github.com/pcapng/pcapng</text:span></text:a></text:p>
                <text:p text:style-name="P63"/>
              </text:list-item>
              <text:list-item>
                <text:p text:style-name="P64">USB Complete (2nd Edition) – Jan Axelson – 2004</text:p>
                <text:p text:style-name="P64"/>
              </text:list-item>
              <text:list-item>
                <text:p text:style-name="P64">Device Class Definition for Human Interface Devices (HID) <text:span text:style-name="T53">V1.11</text:span>- USB Implementers Forum, Inc. - <text:span text:style-name="T53">Junio 2001 - </text:span><text:a xlink:type="simple" xlink:href="http://www.usb.org/developers/hidpage/HID1_11.pdf" text:style-name="Internet_20_link" text:visited-style-name="Visited_20_Internet_20_Link"><text:span text:style-name="T53">http://www.usb.org/developers/hidpage/HID1_11.pdf</text:span></text:a></text:p>
                <text:p text:style-name="P77"/>
              </text:list-item>
              <text:list-item>
                <text:p text:style-name="P65">USB-based attacks - Nir Nissim,Ran Yahalom,Yuval Elovici - <text:span text:style-name="T54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65"/>
              </text:list-item>
              <text:list-item>
                <text:p text:style-name="P66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66"/>
              </text:list-item>
              <text:list-item>
                <text:p text:style-name="P66"><text:span text:style-name="T89">A</text:span>wesome pcaptools - <text:s/>caesar0301 - <text:span text:style-name="T90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21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2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10" office:value-type="string">
            <text:p text:style-name="P11">Toledo, a ___ de ______________ de 20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2-11T11:54:08.112201844</dc:date>
    <meta:editing-duration>P1DT1H42M51S</meta:editing-duration>
    <meta:editing-cycles>128</meta:editing-cycles>
    <meta:document-statistic meta:table-count="74" meta:image-count="0" meta:object-count="0" meta:page-count="4" meta:paragraph-count="144" meta:word-count="1264" meta:character-count="8100" meta:non-whitespace-character-count="6999"/>
  </office:meta>
</office:document-meta>
</file>